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Comprador online daltónico </text:span></text:h>
      <text:p text:style-name="Text_20_body"><text:span text:style-name="Strong_20_Emphasis">Problema: </text:span>El daltonismo o ceguera de colores impide distinguir entre ciertos colores como rojo/verde o azul/amarillo. <text:span text:style-name="Strong_20_Emphasis">Solución: </text:span></text:p>
      <text:list text:style-name="L1">
        <text:list-item>
          <text:p text:style-name="P1">Asegúrate de que la información no dependa exclusivamente del color; por ejemplo, utiliza patrones o texto explicativo además de colores.</text:p>
        </text:list-item>
        <text:list-item>
          <text:p text:style-name="P2">Mejora el contraste entre el texto y el fondo para facilitar la lectura </text:p>
        </text:list-item>
      </text:list>
      <text:h text:style-name="Heading_20_3" text:outline-level="3">2. <text:span text:style-name="Strong_20_Emphasis">Periodista o reportero con discapacidad en manos </text:span></text:h>
      <text:p text:style-name="Text_20_body"><text:span text:style-name="Strong_20_Emphasis">Problema: </text:span>Limitaciones motoras que afectan al uso del teclado y ratón convencionales. <text:span text:style-name="Strong_20_Emphasis">Solución: </text:span></text:p>
      <text:list text:style-name="L2">
        <text:list-item>
          <text:p text:style-name="P3">Utiliza software de reconocimiento de voz para escribir y navegar por internet.</text:p>
        </text:list-item>
        <text:list-item>
          <text:p text:style-name="P4">Considera interfaces controladas por movimiento o dispositivos alternativos de entrada diseñados para personas con limitaciones motoras. </text:p>
        </text:list-item>
      </text:list>
      <text:h text:style-name="Heading_20_3" text:outline-level="3">3. <text:span text:style-name="Strong_20_Emphasis">Estudiante online sordo </text:span></text:h>
      <text:p text:style-name="Text_20_body"><text:span text:style-name="Strong_20_Emphasis">Problema: </text:span>Necesidad de acceder a contenido multimedia sin audio. <text:span text:style-name="Strong_20_Emphasis">Solución: </text:span></text:p>
      <text:list text:style-name="L3">
        <text:list-item>
          <text:p text:style-name="P5">Proporciona subtítulos y transcripciones de todo el contenido auditivo.</text:p>
        </text:list-item>
        <text:list-item>
          <text:p text:style-name="P6">Usa descripciones detalladas para cualquier sonido esencial en videos educativos. </text:p>
        </text:list-item>
      </text:list>
      <text:h text:style-name="Heading_20_3" text:outline-level="3">4. <text:span text:style-name="Strong_20_Emphasis">Contable ciego </text:span></text:h>
      <text:p text:style-name="Text_20_body"><text:span text:style-name="Strong_20_Emphasis">Problema: </text:span>Ceguera completa o parcial que requiere navegación mediante lectores de pantalla. <text:span text:style-name="Strong_20_Emphasis">Solución: </text:span></text:p>
      <text:list text:style-name="L4">
        <text:list-item>
          <text:p text:style-name="P7">Garantiza que toda la información esté disponible en formato texto legible por lectores de pantalla.</text:p>
        </text:list-item>
        <text:list-item>
          <text:p text:style-name="P7">Evita usar imágenes sin texto alternativo descriptivo (alt text).</text:p>
        </text:list-item>
        <text:list-item>
          <text:p text:style-name="P8">Simplifica tablas y gráficos complejos ofreciendo versiones lineales o descriptivas. </text:p>
        </text:list-item>
      </text:list>
      <text:h text:style-name="Heading_20_3" text:outline-level="3">5. <text:span text:style-name="Strong_20_Emphasis">Estudiante de aula con dislexia </text:span></text:h>
      <text:p text:style-name="Text_20_body"><text:span text:style-name="Strong_20_Emphasis">Problema: </text:span>Dificultades para leer grandes bloques de texto. <text:span text:style-name="Strong_20_Emphasis">Solución: </text:span></text:p>
      <text:list text:style-name="L5">
        <text:list-item>
          <text:p text:style-name="P9">Ofrece opciones de lectura en voz alta usando tecnología Text-to-Speech.</text:p>
        </text:list-item>
        <text:list-item>
          <text:p text:style-name="P9">Reduce el uso de animaciones distractorias y mantén un diseño limpio y estructurado.</text:p>
        </text:list-item>
        <text:list-item>
          <text:p text:style-name="P10">Permite ajustar el tamaño del texto y elegir fuentes más legibles como OpenDyslexic. </text:p>
        </text:list-item>
      </text:list>
      <text:h text:style-name="Heading_20_3" text:outline-level="3">6. <text:span text:style-name="Strong_20_Emphasis">Jubilado </text:span></text:h>
      <text:p text:style-name="Text_20_body"><text:span text:style-name="Strong_20_Emphasis">Problema: </text:span>Problemas relacionados con la edad como pérdida de visión, audición, memoria y destreza manual. <text:span text:style-name="Strong_20_Emphasis">Solución: </text:span></text:p>
      <text:list text:style-name="L6">
        <text:list-item>
          <text:p text:style-name="P11">Incrementa el tamaño predeterminado del texto y asegúrate de que sea fácilmente ampliable.</text:p>
        </text:list-item>
        <text:list-item>
          <text:p text:style-name="P11">Minimiza el uso de efectos visuales y movimientos constantes que puedan confundir.</text:p>
        </text:list-item>
        <text:list-item>
          <text:p text:style-name="P12">Proporciona instrucciones claras y consistentes en todas las páginas. </text:p>
        </text:list-item>
      </text:list>
      <text:h text:style-name="Heading_20_3" text:outline-level="3"><text:soft-page-break/>7. <text:span text:style-name="Strong_20_Emphasis">Asistente de supermercado con discapacidad cognitiva </text:span></text:h>
      <text:p text:style-name="Text_20_body"><text:span text:style-name="Strong_20_Emphasis">Problema: </text:span>Dificultad para procesar grandes cantidades de información o cambios en la interfaz. <text:span text:style-name="Strong_20_Emphasis">Solución: </text:span></text:p>
      <text:list text:style-name="L7">
        <text:list-item>
          <text:p text:style-name="P13">Mantén una interfaz simple y predecible con pocas opciones por pantalla.</text:p>
        </text:list-item>
        <text:list-item>
          <text:p text:style-name="P13">Usa iconografía clara y consistente acompañada de texto breve y directo.</text:p>
        </text:list-item>
        <text:list-item>
          <text:p text:style-name="P14">Evita realizar cambios frecuentes en la disposición de elementos clave. </text:p>
        </text:list-item>
      </text:list>
      <text:h text:style-name="Heading_20_3" text:outline-level="3">8. <text:span text:style-name="Strong_20_Emphasis">Adolescente ciega y sorda </text:span></text:h>
      <text:p text:style-name="Text_20_body"><text:span text:style-name="Strong_20_Emphasis">Problema: </text:span>Combinación de ceguera y sordera que requiere soluciones tanto táctiles como visuales adaptadas. <text:span text:style-name="Strong_20_Emphasis">Solución: </text:span></text:p>
      <text:list text:style-name="L8">
        <text:list-item>
          <text:p text:style-name="P15">Implementa soporte para braille digital y dispositivos de entrada táctil.</text:p>
        </text:list-item>
        <text:list-item>
          <text:p text:style-name="P15">Combina señales visuales con vibración o notificaciones físicas cuando sea posible.</text:p>
        </text:list-item>
        <text:list-item>
          <text:p text:style-name="P16">Asegúrate de que toda la información esté disponible en múltiples formatos accesibles, incluyendo descripciones detalladas y etiquetas adecuadas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íctor Coll</meta:initial-creator>
    <meta:creation-date>2025-02-05T10:05:46.756948662</meta:creation-date>
    <dc:date>2025-02-05T10:09:07.864751907</dc:date>
    <dc:creator>Víctor Coll</dc:creator>
    <meta:editing-duration>PT3M21S</meta:editing-duration>
    <meta:editing-cycles>1</meta:editing-cycles>
    <meta:document-statistic meta:table-count="0" meta:image-count="0" meta:object-count="0" meta:page-count="2" meta:paragraph-count="37" meta:word-count="422" meta:character-count="2917" meta:non-whitespace-character-count="2529"/>
    <meta:generator>LibreOffice/24.8.4.2$Linux_X86_64 LibreOffice_project/480$Build-2</meta:generator>
  </office:meta>
</office:document-meta>
</file>